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not on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upport</text:p>
                <text:list>
                  <text:list-item>
                    <text:p>Netbeans (very good) but bad in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 good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s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Run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Others: mvn scala:console (from scalaexamples/intro)</text:span></text:p>
                  </text:list-item>
                  <text:list-item>
                    <text:p><text:span text:style-name="T2">Execute a few statements</text:span></text:p>
                  </text:list-item>
                </text:list>
              </text:list-item>
              <text:list-item>
                <text:p><text:span text:style-name="T2">Run unit test in IDE (JUnit 4)</text:span></text:p>
                <text:list>
                  <text:list-item>
                    <text:p><text:span text:style-name="T2">Open the 'intro' projec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Create a failing test</text:span></text:p>
                  </text:list-item>
                  <text:list-item>
                    <text:p><text:span text:style-name="T2">Make it ru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Make the two classes scalaexamples/intro/HelloWorld.scala print “Hello world”. What is the difference?</text:span></text:p>
              </text:list-item>
              <text:list-item>
                <text:p><text:span text:style-name="T2">Remove comments from @Test for the methods in scalaexamples/intro/CreateStuffTest.scala. Make tests p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2H38M14S</meta:editing-duration>
    <meta:editing-cycles>32</meta:editing-cycles>
    <meta:generator>OpenOffice.org/3.1$Unix OpenOffice.org_project/310m19$Build-9420</meta:generator>
    <meta:initial-creator>Alf Kristian Støyle</meta:initial-creator>
    <dc:date>2010-01-11T18:06:00</dc:date>
    <dc:creator>Alf Kristian Støyle</dc:creator>
    <meta:document-statistic meta:object-count="38"/>
  </office:meta>
</office:document-meta>
</file>